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463cm"/>
    </style:style>
    <style:style style:name="co13"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478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9"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4.882cm"/>
    </style:style>
    <style:style style:name="co12" style:family="table-column">
      <style:table-column-properties fo:break-before="auto" style:column-width="3.784cm"/>
    </style:style>
    <style:style style:name="co14" style:family="table-column">
      <style:table-column-properties fo:break-before="auto" style:column-width="1.667cm"/>
    </style:style>
    <style:style style:name="co15" style:family="table-column">
      <style:table-column-properties fo:break-before="auto" style:column-width="1.905cm"/>
    </style:style>
    <style:style style:name="ro1" style:family="table-row">
      <style:table-row-properties style:row-height="0.469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1">
      <style:table-cell-properties fo:border="0.06pt solid #000000"/>
    </style:style>
    <style:style style:name="ce25" style:family="table-cell" style:parent-style-name="Default" style:data-style-name="N2">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30"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9" table:default-cell-style-name="ce13"/>
        <table:table-column table:style-name="co10" table:default-cell-style-name="ce13"/>
        <table:table-column table:style-name="co9" table:default-cell-style-name="ce13"/>
        <table:table-column table:style-name="co9" table:default-cell-style-name="ce19"/>
        <table:table-column table:style-name="co9" table:default-cell-style-name="ce5"/>
        <table:table-column table:style-name="co5" table:default-cell-style-name="ce5"/>
        <table:table-column table:style-name="co8" table:default-cell-style-name="ce5"/>
        <table:table-column table:style-name="co11" table:default-cell-style-name="ce5"/>
        <table:table-column table:style-name="co12" table:default-cell-style-name="ce5"/>
        <table:table-column table:style-name="co14" table:number-columns-repeated="11" table:default-cell-style-name="ce5"/>
        <table:table-column table:style-name="co14" table:default-cell-style-name="ce26"/>
        <table:table-column table:style-name="co15" table:number-columns-repeated="998" table:default-cell-style-name="ce5"/>
        <table:table-row table:style-name="ro1">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2"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raining/TestSnt</text:p>
          </table:table-cell>
          <table:covered-table-cell table:style-name="ce2"/>
          <table:table-cell table:style-name="ce22" office:value-type="string" calcext:value-type="string" table:number-columns-spanned="2" table:number-rows-spanned="1">
            <text:p>Total size</text:p>
          </table:table-cell>
          <table:covered-table-cell/>
          <table:table-cell/>
          <table:table-cell table:style-name="ce22" office:value-type="string" calcext: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number-columns-repeated="2" table:style-name="ce23" office:value-type="string" calcext:value-type="string">
            <text:p>%</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style-name="ce2" office:value-type="string" calcext:value-type="string">
            <text:p>Deps</text:p>
          </table:table-cell>
          <table:table-cell table:style-name="ce27" office:value-type="string" calcext:value-type="string">
            <text:p>Percent</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7" office:value-type="float" office:value="146" calcext:value-type="float">
            <text:p>146</text:p>
          </table:table-cell>
          <table:table-cell table:style-name="ce7" office:value-type="float" office:value="5373" calcext:value-type="float">
            <text:p>5373</text:p>
          </table:table-cell>
          <table:table-cell table:style-name="ce24" table:formula="of:=[.P3]/[.V3]*100" office:value-type="float" office:value="90.9090909090909" calcext:value-type="float">
            <text:p>91</text:p>
          </table:table-cell>
          <table:table-cell table:style-name="ce24" table:formula="of:=[.R3]/[.V3]*100" office:value-type="float" office:value="9.09090909090909" calcext:value-type="float">
            <text:p>9</text:p>
          </table:table-cell>
          <table:table-cell table:style-name="ce6" table:formula="of:=[.P3]+[.R3]" office:value-type="float" office:value="1606" calcext:value-type="float">
            <text:p>1606</text:p>
          </table:table-cell>
          <table:table-cell table:style-name="ce6" table:formula="of:=[.Q3]+[.S3]" office:value-type="float" office:value="59752" calcext:value-type="float">
            <text:p>59752</text:p>
          </table:table-cell>
          <table:table-cell table:style-name="ce25" table:formula="of:=([.Q3]+[.S3])/([.P3]+[.R3])" office:value-type="float" office:value="37.2054794520548" calcext:value-type="float">
            <text:p>37,21</text:p>
          </table:table-cell>
          <table:table-cell table:style-name="ce7"/>
          <table:table-cell table:style-name="ce28"/>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office:value-type="float" office:value="131" calcext:value-type="float">
            <text:p>131</text:p>
          </table:table-cell>
          <table:table-cell table:style-name="ce6" office:value-type="float" office:value="5124" calcext:value-type="float">
            <text:p>5124</text:p>
          </table:table-cell>
          <table:table-cell table:style-name="ce24" table:formula="of:=[.P4]/[.V4]*100" office:value-type="float" office:value="95.695037791653" calcext:value-type="float">
            <text:p>96</text:p>
          </table:table-cell>
          <table:table-cell table:style-name="ce24" table:formula="of:=[.R4]/[.V4]*100" office:value-type="float" office:value="4.30496220834703" calcext:value-type="float">
            <text:p>4</text:p>
          </table:table-cell>
          <table:table-cell table:style-name="ce6" table:formula="of:=[.P4]+[.R4]" office:value-type="float" office:value="3043" calcext:value-type="float">
            <text:p>3043</text:p>
          </table:table-cell>
          <table:table-cell table:style-name="ce6" table:formula="of:=[.Q4]+[.S4]" office:value-type="float" office:value="116793" calcext:value-type="float">
            <text:p>116793</text:p>
          </table:table-cell>
          <table:table-cell table:style-name="ce25" table:formula="of:=([.Q4]+[.S4])/([.P4]+[.R4])" office:value-type="float" office:value="38.3808741373644" calcext:value-type="float">
            <text:p>38,38</text:p>
          </table:table-cell>
          <table:table-cell table:style-name="ce6" office:value-type="float" office:value="431" calcext:value-type="float">
            <text:p>431</text:p>
          </table:table-cell>
          <table:table-cell table:style-name="ce25" table:formula="of:=[.Y4]/([.S4]+[.Q4])*100" office:value-type="float" office:value="0.369028965777059" calcext:value-type="float">
            <text:p>0,37</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15</text:p>
          </table:table-cell>
          <table:table-cell table:style-name="ce6" office:value-type="string" calcext:value-type="string">
            <text:p>PADT 1.5</text:p>
          </table:table-cell>
          <table:table-cell table:style-name="ce11" office:value-type="string" calcext:value-type="string">
            <text:p>HamleDT 1.5</text:p>
          </table:table-cell>
          <table:table-cell table:style-name="ce11" office:value-type="string" calcext:value-type="string">
            <text:p>NOT YET</text:p>
          </table:table-cell>
          <table:table-cell table:style-name="ce11" table:number-columns-repeated="2"/>
          <table:table-cell table:style-name="ce16"/>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text:p>
          </table:table-cell>
          <table:table-cell table:style-name="ce6" office:value-type="string" calcext:value-type="string">
            <text:p>ours</text:p>
          </table:table-cell>
          <table:table-cell table:style-name="ce6" office:value-type="float" office:value="6884" calcext:value-type="float">
            <text:p>6884</text:p>
          </table:table-cell>
          <table:table-cell table:style-name="ce6" office:value-type="float" office:value="254000" calcext:value-type="float">
            <text:p>254000</text:p>
          </table:table-cell>
          <table:table-cell table:style-name="ce7" office:value-type="float" office:value="780" calcext:value-type="float">
            <text:p>780</text:p>
          </table:table-cell>
          <table:table-cell table:style-name="ce7" office:value-type="float" office:value="28246" calcext:value-type="float">
            <text:p>28246</text:p>
          </table:table-cell>
          <table:table-cell table:style-name="ce24" table:formula="of:=[.P5]/[.V5]*100" office:value-type="float" office:value="89.8225469728601" calcext:value-type="float">
            <text:p>90</text:p>
          </table:table-cell>
          <table:table-cell table:style-name="ce24" table:formula="of:=[.R5]/[.V5]*100" office:value-type="float" office:value="10.1774530271399" calcext:value-type="float">
            <text:p>10</text:p>
          </table:table-cell>
          <table:table-cell table:style-name="ce6" table:formula="of:=[.P5]+[.R5]" office:value-type="float" office:value="7664" calcext:value-type="float">
            <text:p>7664</text:p>
          </table:table-cell>
          <table:table-cell table:style-name="ce6" table:formula="of:=[.Q5]+[.S5]" office:value-type="float" office:value="282246" calcext:value-type="float">
            <text:p>282246</text:p>
          </table:table-cell>
          <table:table-cell table:style-name="ce25" table:formula="of:=([.Q5]+[.S5])/([.P5]+[.R5])" office:value-type="float" office:value="36.8275052192067" calcext:value-type="float">
            <text:p>36,83</text:p>
          </table:table-cell>
          <table:table-cell table:style-name="ce7" office:value-type="float" office:value="981" calcext:value-type="float">
            <text:p>981</text:p>
          </table:table-cell>
          <table:table-cell table:style-name="ce28" table:formula="of:=[.Y5]/([.S5]+[.Q5])*100" office:value-type="float" office:value="0.347569141812461" calcext:value-type="float">
            <text:p>0,35</text:p>
          </table:table-cell>
          <table:table-cell table:number-columns-repeated="998"/>
        </table:table-row>
        <table:table-row table:style-name="ro1">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5"/>
          <table:table-cell table:style-name="ce7" table:number-columns-repeated="2"/>
          <table:table-cell table:style-name="ce24" table:number-columns-repeated="2"/>
          <table:table-cell table:style-name="ce6" table:number-columns-repeated="2"/>
          <table:table-cell table:style-name="ce25"/>
          <table:table-cell table:style-name="ce7"/>
          <table:table-cell table:style-name="ce28"/>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office:value-type="float" office:value="1122" calcext:value-type="float">
            <text:p>1122</text:p>
          </table:table-cell>
          <table:table-cell table:style-name="ce6" office:value-type="float" office:value="14295" calcext:value-type="float">
            <text:p>14295</text:p>
          </table:table-cell>
          <table:table-cell table:style-name="ce24" table:formula="of:=[.P7]/[.V7]*100" office:value-type="float" office:value="90.0053447354356" calcext:value-type="float">
            <text:p>90</text:p>
          </table:table-cell>
          <table:table-cell table:style-name="ce24" table:formula="of:=[.R7]/[.V7]*100" office:value-type="float" office:value="9.9946552645644" calcext:value-type="float">
            <text:p>10</text:p>
          </table:table-cell>
          <table:table-cell table:style-name="ce6" table:formula="of:=[.P7]+[.R7]" office:value-type="float" office:value="11226" calcext:value-type="float">
            <text:p>11226</text:p>
          </table:table-cell>
          <table:table-cell table:style-name="ce6" table:formula="of:=[.Q7]+[.S7]" office:value-type="float" office:value="151604" calcext:value-type="float">
            <text:p>151604</text:p>
          </table:table-cell>
          <table:table-cell table:style-name="ce25" table:formula="of:=([.Q7]+[.S7])/([.P7]+[.R7])" office:value-type="float" office:value="13.5047211829681" calcext:value-type="float">
            <text:p>13,50</text:p>
          </table:table-cell>
          <table:table-cell table:style-name="ce7" office:value-type="float" office:value="1925" calcext:value-type="float">
            <text:p>1925</text:p>
          </table:table-cell>
          <table:table-cell table:style-name="ce25" table:formula="of:=[.Y7]/([.S7]+[.Q7])*100" office:value-type="float" office:value="1.2697554154244" calcext:value-type="float">
            <text:p>1,27</text:p>
          </table:table-cell>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24" table:formula="of:=[.P9]/[.V9]*100" office:value-type="float" office:value="86.7256637168142" calcext:value-type="float">
            <text:p>87</text:p>
          </table:table-cell>
          <table:table-cell table:style-name="ce24" table:formula="of:=[.R9]/[.V9]*100" office:value-type="float" office:value="13.2743362831858" calcext:value-type="float">
            <text:p>13</text:p>
          </table:table-cell>
          <table:table-cell table:style-name="ce6" table:formula="of:=[.P9]+[.R9]" office:value-type="float" office:value="1130" calcext:value-type="float">
            <text:p>1130</text:p>
          </table:table-cell>
          <table:table-cell table:style-name="ce6" table:formula="of:=[.Q9]+[.S9]" office:value-type="float" office:value="7260" calcext:value-type="float">
            <text:p>7260</text:p>
          </table:table-cell>
          <table:table-cell table:style-name="ce25" table:formula="of:=([.Q9]+[.S9])/([.P9]+[.R9])" office:value-type="float" office:value="6.42477876106195" calcext:value-type="float">
            <text:p>6,42</text:p>
          </table:table-cell>
          <table:table-cell table:style-name="ce7"/>
          <table:table-cell table:style-name="ce25"/>
          <table:table-cell table:number-columns-repeated="998"/>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24" table:formula="of:=[.P10]/[.V10]*100" office:value-type="float" office:value="86.7139061116032" calcext:value-type="float">
            <text:p>87</text:p>
          </table:table-cell>
          <table:table-cell table:style-name="ce24" table:formula="of:=[.R10]/[.V10]*100" office:value-type="float" office:value="13.2860938883968" calcext:value-type="float">
            <text:p>13</text:p>
          </table:table-cell>
          <table:table-cell table:style-name="ce6" table:formula="of:=[.P10]+[.R10]" office:value-type="float" office:value="1129" calcext:value-type="float">
            <text:p>1129</text:p>
          </table:table-cell>
          <table:table-cell table:style-name="ce6" table:formula="of:=[.Q10]+[.S10]" office:value-type="float" office:value="7252" calcext:value-type="float">
            <text:p>7252</text:p>
          </table:table-cell>
          <table:table-cell table:style-name="ce25" table:formula="of:=([.Q10]+[.S10])/([.P10]+[.R10])" office:value-type="float" office:value="6.42338352524358" calcext:value-type="float">
            <text:p>6,42</text:p>
          </table:table-cell>
          <table:table-cell table:style-name="ce6" office:value-type="float" office:value="78" calcext:value-type="float">
            <text:p>78</text:p>
          </table:table-cell>
          <table:table-cell table:style-name="ce25" table:formula="of:=[.Y10]/([.S10]+[.Q10])*100" office:value-type="float" office:value="1.07556536127965" calcext:value-type="float">
            <text:p>1,08</text:p>
          </table:table-cell>
          <table:table-cell table:number-columns-repeated="998"/>
        </table:table-row>
        <table:table-row table:style-name="ro1">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24" table:formula="of:=[.P11]/[.V11]*100" office:value-type="float" office:value="96.9896376976023" calcext:value-type="float">
            <text:p>97</text:p>
          </table:table-cell>
          <table:table-cell table:style-name="ce24" table:formula="of:=[.R11]/[.V11]*100" office:value-type="float" office:value="3.0103623023977" calcext:value-type="float">
            <text:p>3</text:p>
          </table:table-cell>
          <table:table-cell table:style-name="ce6" table:formula="of:=[.P11]+[.R11]" office:value-type="float" office:value="13221" calcext:value-type="float">
            <text:p>13221</text:p>
          </table:table-cell>
          <table:table-cell table:style-name="ce6" table:formula="of:=[.Q11]+[.S11]" office:value-type="float" office:value="196151" calcext:value-type="float">
            <text:p>196151</text:p>
          </table:table-cell>
          <table:table-cell table:style-name="ce25" table:formula="of:=([.Q11]+[.S11])/([.P11]+[.R11])" office:value-type="float" office:value="14.8363210044626" calcext:value-type="float">
            <text:p>14,84</text:p>
          </table:table-cell>
          <table:table-cell table:style-name="ce6" office:value-type="float" office:value="747" calcext:value-type="float">
            <text:p>747</text:p>
          </table:table-cell>
          <table:table-cell table:style-name="ce25" table:formula="of:=[.Y11]/([.S11]+[.Q11])*100" office:value-type="float" office:value="0.380829055166683" calcext:value-type="float">
            <text:p>0,38</text:p>
          </table:table-cell>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office:value-type="float" office:value="167" calcext:value-type="float">
            <text:p>167</text:p>
          </table:table-cell>
          <table:table-cell table:style-name="ce6" office:value-type="float" office:value="5016" calcext:value-type="float">
            <text:p>5016</text:p>
          </table:table-cell>
          <table:table-cell table:style-name="ce24" table:formula="of:=[.P12]/[.V12]*100" office:value-type="float" office:value="98.895867768595" calcext:value-type="float">
            <text:p>99</text:p>
          </table:table-cell>
          <table:table-cell table:style-name="ce24" table:formula="of:=[.R12]/[.V12]*100" office:value-type="float" office:value="1.10413223140496" calcext:value-type="float">
            <text:p>1</text:p>
          </table:table-cell>
          <table:table-cell table:style-name="ce6" table:formula="of:=[.P12]+[.R12]" office:value-type="float" office:value="15125" calcext:value-type="float">
            <text:p>15125</text:p>
          </table:table-cell>
          <table:table-cell table:style-name="ce6" table:formula="of:=[.Q12]+[.S12]" office:value-type="float" office:value="435860" calcext:value-type="float">
            <text:p>435860</text:p>
          </table:table-cell>
          <table:table-cell table:style-name="ce25" table:formula="of:=([.Q12]+[.S12])/([.P12]+[.R12])" office:value-type="float" office:value="28.8171900826446" calcext:value-type="float">
            <text:p>28,82</text:p>
          </table:table-cell>
          <table:table-cell table:style-name="ce6"/>
          <table:table-cell table:style-name="ce25"/>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6"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24" table:formula="of:=[.P13]/[.V13]*100" office:value-type="float" office:value="88.448137228625" calcext:value-type="float">
            <text:p>88</text:p>
          </table:table-cell>
          <table:table-cell table:style-name="ce24" table:formula="of:=[.R13]/[.V13]*100" office:value-type="float" office:value="11.551862771375" calcext:value-type="float">
            <text:p>12</text:p>
          </table:table-cell>
          <table:table-cell table:style-name="ce6" table:formula="of:=[.P13]+[.R13]" office:value-type="float" office:value="14924" calcext:value-type="float">
            <text:p>14924</text:p>
          </table:table-cell>
          <table:table-cell table:style-name="ce6" table:formula="of:=[.Q13]+[.S13]" office:value-type="float" office:value="443317" calcext:value-type="float">
            <text:p>443317</text:p>
          </table:table-cell>
          <table:table-cell table:style-name="ce25" table:formula="of:=([.Q13]+[.S13])/([.P13]+[.R13])" office:value-type="float" office:value="29.7049718574109" calcext:value-type="float">
            <text:p>29,70</text:p>
          </table:table-cell>
          <table:table-cell table:style-name="ce6" office:value-type="float" office:value="0" calcext:value-type="float">
            <text:p>0</text:p>
          </table:table-cell>
          <table:table-cell table:style-name="ce25" table:formula="of:=[.Y13]/([.S13]+[.Q13])*100" office:value-type="float" office:value="0" calcext:value-type="float">
            <text:p>0,00</text:p>
          </table:table-cell>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number-columns-repeated="2" table:style-name="ce6" office:value-type="float" office:value="0" calcext:value-type="float">
            <text:p>0</text:p>
          </table:table-cell>
          <table:table-cell table:style-name="ce24" table:formula="of:=[.P14]/[.V14]*100" office:value-type="float" office:value="100" calcext:value-type="float">
            <text:p>100</text:p>
          </table:table-cell>
          <table:table-cell table:style-name="ce24" table:formula="of:=[.R14]/[.V14]*100" office:value-type="float" office:value="0" calcext:value-type="float">
            <text:p>0</text:p>
          </table:table-cell>
          <table:table-cell table:style-name="ce6" table:formula="of:=[.P14]+[.R14]" office:value-type="float" office:value="57821" calcext:value-type="float">
            <text:p>57821</text:p>
          </table:table-cell>
          <table:table-cell table:style-name="ce6" table:formula="of:=[.Q14]+[.S14]" office:value-type="float" office:value="342197" calcext:value-type="float">
            <text:p>342197</text:p>
          </table:table-cell>
          <table:table-cell table:style-name="ce25" table:formula="of:=([.Q14]+[.S14])/([.P14]+[.R14])" office:value-type="float" office:value="5.91821310596496" calcext:value-type="float">
            <text:p>5,92</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office:value-type="float" office:value="690" calcext:value-type="float">
            <text:p>690</text:p>
          </table:table-cell>
          <table:table-cell table:style-name="ce6" office:value-type="float" office:value="5161" calcext:value-type="float">
            <text:p>5161</text:p>
          </table:table-cell>
          <table:table-cell table:style-name="ce24" table:formula="of:=[.P15]/[.V15]*100" office:value-type="float" office:value="98.8030600031225" calcext:value-type="float">
            <text:p>99</text:p>
          </table:table-cell>
          <table:table-cell table:style-name="ce24" table:formula="of:=[.R15]/[.V15]*100" office:value-type="float" office:value="1.19693999687755" calcext:value-type="float">
            <text:p>1</text:p>
          </table:table-cell>
          <table:table-cell table:style-name="ce6" table:formula="of:=[.P15]+[.R15]" office:value-type="float" office:value="57647" calcext:value-type="float">
            <text:p>57647</text:p>
          </table:table-cell>
          <table:table-cell table:style-name="ce6" table:formula="of:=[.Q15]+[.S15]" office:value-type="float" office:value="342336" calcext:value-type="float">
            <text:p>342336</text:p>
          </table:table-cell>
          <table:table-cell table:style-name="ce25" table:formula="of:=([.Q15]+[.S15])/([.P15]+[.R15])" office:value-type="float" office:value="5.93848769233438" calcext:value-type="float">
            <text:p>5,94</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6"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6" office:value-type="float" office:value="1762" calcext:value-type="float">
            <text:p>1762</text:p>
          </table:table-cell>
          <table:table-cell table:style-name="ce6" office:value-type="float" office:value="49620" calcext:value-type="float">
            <text:p>49620</text:p>
          </table:table-cell>
          <table:table-cell table:style-name="ce24" table:formula="of:=[.P16]/[.V16]*100" office:value-type="float" office:value="92.6702441865302" calcext:value-type="float">
            <text:p>93</text:p>
          </table:table-cell>
          <table:table-cell table:style-name="ce24" table:formula="of:=[.R16]/[.V16]*100" office:value-type="float" office:value="7.32975581346978" calcext:value-type="float">
            <text:p>7</text:p>
          </table:table-cell>
          <table:table-cell table:style-name="ce6" table:formula="of:=[.P16]+[.R16]" office:value-type="float" office:value="24039" calcext:value-type="float">
            <text:p>24039</text:p>
          </table:table-cell>
          <table:table-cell table:style-name="ce6" table:formula="of:=[.Q16]+[.S16]" office:value-type="float" office:value="658680" calcext:value-type="float">
            <text:p>658680</text:p>
          </table:table-cell>
          <table:table-cell table:style-name="ce25" table:formula="of:=([.Q16]+[.S16])/([.P16]+[.R16])" office:value-type="float" office:value="27.4004742293773" calcext:value-type="float">
            <text:p>27,40</text:p>
          </table:table-cell>
          <table:table-cell table:style-name="ce6"/>
          <table:table-cell table:style-name="ce25"/>
          <table:table-cell table:number-columns-repeated="998"/>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office:value-type="float" office:value="365" calcext:value-type="float">
            <text:p>365</text:p>
          </table:table-cell>
          <table:table-cell table:style-name="ce6" office:value-type="float" office:value="5853" calcext:value-type="float">
            <text:p>5853</text:p>
          </table:table-cell>
          <table:table-cell table:style-name="ce24" table:formula="of:=[.P18]/[.V18]*100" office:value-type="float" office:value="99.5004653199759" calcext:value-type="float">
            <text:p>100</text:p>
          </table:table-cell>
          <table:table-cell table:style-name="ce24" table:formula="of:=[.R18]/[.V18]*100" office:value-type="float" office:value="0.499534680024087" calcext:value-type="float">
            <text:p>0</text:p>
          </table:table-cell>
          <table:table-cell table:style-name="ce6" table:formula="of:=[.P18]+[.R18]" office:value-type="float" office:value="73068" calcext:value-type="float">
            <text:p>73068</text:p>
          </table:table-cell>
          <table:table-cell table:style-name="ce6" table:formula="of:=[.Q18]+[.S18]" office:value-type="float" office:value="1255261" calcext:value-type="float">
            <text:p>1255261</text:p>
          </table:table-cell>
          <table:table-cell table:style-name="ce25" table:formula="of:=([.Q18]+[.S18])/([.P18]+[.R18])" office:value-type="float" office:value="17.1793534789511" calcext:value-type="float">
            <text:p>17,18</text:p>
          </table:table-cell>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office:value-type="float" office:value="286" calcext:value-type="float">
            <text:p>286</text:p>
          </table:table-cell>
          <table:table-cell table:style-name="ce6" office:value-type="float" office:value="4724" calcext:value-type="float">
            <text:p>4724</text:p>
          </table:table-cell>
          <table:table-cell table:style-name="ce24" table:formula="of:=[.P19]/[.V19]*100" office:value-type="float" office:value="98.8849902534113" calcext:value-type="float">
            <text:p>99</text:p>
          </table:table-cell>
          <table:table-cell table:style-name="ce24" table:formula="of:=[.R19]/[.V19]*100" office:value-type="float" office:value="1.11500974658869" calcext:value-type="float">
            <text:p>1</text:p>
          </table:table-cell>
          <table:table-cell table:style-name="ce6" table:formula="of:=[.P19]+[.R19]" office:value-type="float" office:value="25650" calcext:value-type="float">
            <text:p>25650</text:p>
          </table:table-cell>
          <table:table-cell table:style-name="ce6" table:formula="of:=[.Q19]+[.S19]" office:value-type="float" office:value="437020" calcext:value-type="float">
            <text:p>437020</text:p>
          </table:table-cell>
          <table:table-cell table:style-name="ce25" table:formula="of:=([.Q19]+[.S19])/([.P19]+[.R19])" office:value-type="float" office:value="17.0378167641326" calcext:value-type="float">
            <text:p>17,04</text:p>
          </table:table-cell>
          <table:table-cell table:style-name="ce6" office:value-type="float" office:value="8351" calcext:value-type="float">
            <text:p>8351</text:p>
          </table:table-cell>
          <table:table-cell table:style-name="ce25" table:formula="of:=[.Y19]/([.S19]+[.Q19])*100" office:value-type="float" office:value="1.91089652647476" calcext:value-type="float">
            <text:p>1,91</text:p>
          </table:table-cell>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6" office:value-type="float" office:value="4213" calcext:value-type="float">
            <text:p>4213</text:p>
          </table:table-cell>
          <table:table-cell table:style-name="ce6" office:value-type="float" office:value="70348" calcext:value-type="float">
            <text:p>70348</text:p>
          </table:table-cell>
          <table:table-cell table:style-name="ce24" table:formula="of:=[.P20]/[.V20]*100" office:value-type="float" office:value="90.1886353050768" calcext:value-type="float">
            <text:p>90</text:p>
          </table:table-cell>
          <table:table-cell table:style-name="ce24" table:formula="of:=[.R20]/[.V20]*100" office:value-type="float" office:value="9.81136469492315" calcext:value-type="float">
            <text:p>10</text:p>
          </table:table-cell>
          <table:table-cell table:style-name="ce6" table:formula="of:=[.P20]+[.R20]" office:value-type="float" office:value="42940" calcext:value-type="float">
            <text:p>42940</text:p>
          </table:table-cell>
          <table:table-cell table:style-name="ce6" table:formula="of:=[.Q20]+[.S20]" office:value-type="float" office:value="722892" calcext:value-type="float">
            <text:p>722892</text:p>
          </table:table-cell>
          <table:table-cell table:style-name="ce25" table:formula="of:=([.Q20]+[.S20])/([.P20]+[.R20])" office:value-type="float" office:value="16.8349324639031" calcext:value-type="float">
            <text:p>16,83</text:p>
          </table:table-cell>
          <table:table-cell table:style-name="ce6"/>
          <table:table-cell table:style-name="ce25"/>
          <table:table-cell table:number-columns-repeated="998"/>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 should switch to this version... in progress</text:p>
          </table:table-cell>
          <table:table-cell table:style-name="ce11" table:number-columns-repeated="3"/>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We should switch to this version because it is larger, better, in native format and has better license.</text:p>
          </table:table-cell>
          <table:table-cell table:style-name="ce6" office:value-type="string" calcext:value-type="string">
            <text:p>official</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24" table:formula="of:=[.P22]/[.V22]*100" office:value-type="float" office:value="88.4567697610137" calcext:value-type="float">
            <text:p>88</text:p>
          </table:table-cell>
          <table:table-cell table:style-name="ce24" table:formula="of:=[.R22]/[.V22]*100" office:value-type="float" office:value="11.5432302389863" calcext:value-type="float">
            <text:p>12</text:p>
          </table:table-cell>
          <table:table-cell table:style-name="ce6" table:formula="of:=[.P22]+[.R22]" office:value-type="float" office:value="87913" calcext:value-type="float">
            <text:p>87913</text:p>
          </table:table-cell>
          <table:table-cell table:style-name="ce6" table:formula="of:=[.Q22]+[.S22]" office:value-type="float" office:value="1503738" calcext:value-type="float">
            <text:p>1503738</text:p>
          </table:table-cell>
          <table:table-cell table:style-name="ce25" table:formula="of:=([.Q22]+[.S22])/([.P22]+[.R22])" office:value-type="float" office:value="17.1048422872613" calcext:value-type="float">
            <text:p>17,10</text:p>
          </table:table-cell>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24" table:formula="of:=[.P25]/[.V25]*100" office:value-type="float" office:value="94.1582002902758" calcext:value-type="float">
            <text:p>94</text:p>
          </table:table-cell>
          <table:table-cell table:style-name="ce24" table:formula="of:=[.R25]/[.V25]*100" office:value-type="float" office:value="5.84179970972424" calcext:value-type="float">
            <text:p>6</text:p>
          </table:table-cell>
          <table:table-cell table:style-name="ce6" table:formula="of:=[.P25]+[.R25]" office:value-type="float" office:value="5512" calcext:value-type="float">
            <text:p>5512</text:p>
          </table:table-cell>
          <table:table-cell table:style-name="ce6" table:formula="of:=[.Q25]+[.S25]" office:value-type="float" office:value="100238" calcext:value-type="float">
            <text:p>100238</text:p>
          </table:table-cell>
          <table:table-cell table:style-name="ce25" table:formula="of:=([.Q25]+[.S25])/([.P25]+[.R25])" office:value-type="float" office:value="18.1854136429608" calcext:value-type="float">
            <text:p>18,19</text:p>
          </table:table-cell>
          <table:table-cell table:style-name="ce6" office:value-type="float" office:value="988" calcext:value-type="float">
            <text:p>988</text:p>
          </table:table-cell>
          <table:table-cell table:style-name="ce25" table:formula="of:=[.Y25]/([.S25]+[.Q25])*100" office:value-type="float" office:value="0.985654143139328" calcext:value-type="float">
            <text:p>0,99</text:p>
          </table:table-cell>
          <table:table-cell table:number-columns-repeated="998"/>
        </table:table-row>
        <table:table-row table:style-name="ro1">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24" table:formula="of:=[.P27]/[.V27]*100" office:value-type="float" office:value="97.1896614488533" calcext:value-type="float">
            <text:p>97</text:p>
          </table:table-cell>
          <table:table-cell table:style-name="ce24" table:formula="of:=[.R27]/[.V27]*100" office:value-type="float" office:value="2.81033855114671" calcext:value-type="float">
            <text:p>3</text:p>
          </table:table-cell>
          <table:table-cell table:style-name="ce6" table:formula="of:=[.P27]+[.R27]" office:value-type="float" office:value="13735" calcext:value-type="float">
            <text:p>13735</text:p>
          </table:table-cell>
          <table:table-cell table:style-name="ce6" table:formula="of:=[.Q27]+[.S27]" office:value-type="float" office:value="200654" calcext:value-type="float">
            <text:p>200654</text:p>
          </table:table-cell>
          <table:table-cell table:style-name="ce25" table:formula="of:=([.Q27]+[.S27])/([.P27]+[.R27])" office:value-type="float" office:value="14.6089552238806" calcext:value-type="float">
            <text:p>14,61</text:p>
          </table:table-cell>
          <table:table-cell table:style-name="ce7" office:value-type="float" office:value="10858" calcext:value-type="float">
            <text:p>10858</text:p>
          </table:table-cell>
          <table:table-cell table:style-name="ce25" table:formula="of:=[.Y27]/([.S27]+[.Q27])*100" office:value-type="float" office:value="5.41130503254358" calcext:value-type="float">
            <text:p>5,41</text:p>
          </table:table-cell>
          <table:table-cell table:number-columns-repeated="998"/>
        </table:table-row>
        <table:table-row table:style-name="ro4">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24" table:formula="of:=[.P28]/[.V28]*100" office:value-type="float" office:value="98.8611569368315" calcext:value-type="float">
            <text:p>99</text:p>
          </table:table-cell>
          <table:table-cell table:style-name="ce24" table:formula="of:=[.R28]/[.V28]*100" office:value-type="float" office:value="1.13884306316854" calcext:value-type="float">
            <text:p>1</text:p>
          </table:table-cell>
          <table:table-cell table:style-name="ce6" table:formula="of:=[.P28]+[.R28]" office:value-type="float" office:value="18791" calcext:value-type="float">
            <text:p>18791</text:p>
          </table:table-cell>
          <table:table-cell table:style-name="ce6" table:formula="of:=[.Q28]+[.S28]" office:value-type="float" office:value="451576" calcext:value-type="float">
            <text:p>451576</text:p>
          </table:table-cell>
          <table:table-cell table:style-name="ce25" table:formula="of:=([.Q28]+[.S28])/([.P28]+[.R28])" office:value-type="float" office:value="24.0315044436166" calcext:value-type="float">
            <text:p>24,03</text:p>
          </table:table-cell>
          <table:table-cell table:style-name="ce6" office:value-type="float" office:value="1493" calcext:value-type="float">
            <text:p>1493</text:p>
          </table:table-cell>
          <table:table-cell table:style-name="ce25" table:formula="of:=[.Y28]/([.S28]+[.Q28])*100" office:value-type="float" office:value="0.330619873509664" calcext:value-type="float">
            <text:p>0,33</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6"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6" office:value-type="float" office:value="1334" calcext:value-type="float">
            <text:p>1334</text:p>
          </table:table-cell>
          <table:table-cell table:style-name="ce6" office:value-type="float" office:value="33368" calcext:value-type="float">
            <text:p>33368</text:p>
          </table:table-cell>
          <table:table-cell table:style-name="ce24" table:formula="of:=[.P29]/[.V29]*100" office:value-type="float" office:value="96.7153374535247" calcext:value-type="float">
            <text:p>97</text:p>
          </table:table-cell>
          <table:table-cell table:style-name="ce24" table:formula="of:=[.R29]/[.V29]*100" office:value-type="float" office:value="3.28466254647527" calcext:value-type="float">
            <text:p>3</text:p>
          </table:table-cell>
          <table:table-cell table:style-name="ce6" table:formula="of:=[.P29]+[.R29]" office:value-type="float" office:value="40613" calcext:value-type="float">
            <text:p>40613</text:p>
          </table:table-cell>
          <table:table-cell table:style-name="ce6" table:formula="of:=[.Q29]+[.S29]" office:value-type="float" office:value="991535" calcext:value-type="float">
            <text:p>991535</text:p>
          </table:table-cell>
          <table:table-cell table:style-name="ce25" table:formula="of:=([.Q29]+[.S29])/([.P29]+[.R29])" office:value-type="float" office:value="24.4142269716593" calcext:value-type="float">
            <text:p>24,41</text:p>
          </table:table-cell>
          <table:table-cell table:style-name="ce6" office:value-type="float" office:value="3819" calcext:value-type="float">
            <text:p>3819</text:p>
          </table:table-cell>
          <table:table-cell table:style-name="ce25" table:formula="of:=[.Y29]/([.S29]+[.Q29])*100" office:value-type="float" office:value="0.385160382639039" calcext:value-type="float">
            <text:p>0,39</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24" table:formula="of:=[.P33]/[.V33]*100" office:value-type="float" office:value="90.0380228136882" calcext:value-type="float">
            <text:p>90</text:p>
          </table:table-cell>
          <table:table-cell table:style-name="ce24" table:formula="of:=[.R33]/[.V33]*100" office:value-type="float" office:value="9.96197718631179" calcext:value-type="float">
            <text:p>10</text:p>
          </table:table-cell>
          <table:table-cell table:style-name="ce6" table:formula="of:=[.P33]+[.R33]" office:value-type="float" office:value="1315" calcext:value-type="float">
            <text:p>1315</text:p>
          </table:table-cell>
          <table:table-cell table:style-name="ce6" table:formula="of:=[.Q33]+[.S33]" office:value-type="float" office:value="9491" calcext:value-type="float">
            <text:p>9491</text:p>
          </table:table-cell>
          <table:table-cell table:style-name="ce25" table:formula="of:=([.Q33]+[.S33])/([.P33]+[.R33])" office:value-type="float" office:value="7.21749049429658" calcext:value-type="float">
            <text:p>7,22</text:p>
          </table:table-cell>
          <table:table-cell table:style-name="ce7" office:value-type="float" office:value="7" calcext:value-type="float">
            <text:p>7</text:p>
          </table:table-cell>
          <table:table-cell table:style-name="ce25" table:formula="of:=[.Y33]/([.S33]+[.Q33])*100" office:value-type="float" office:value="0.0737540828152987" calcext:value-type="float">
            <text:p>0,07</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office:value-type="float" office:value="430" calcext:value-type="float">
            <text:p>430</text:p>
          </table:table-cell>
          <table:table-cell table:style-name="ce7" office:value-type="float" office:value="5425" calcext:value-type="float">
            <text:p>5425</text:p>
          </table:table-cell>
          <table:table-cell table:style-name="ce24" table:formula="of:=[.P34]/[.V34]*100" office:value-type="float" office:value="90.0162526120269" calcext:value-type="float">
            <text:p>90</text:p>
          </table:table-cell>
          <table:table-cell table:style-name="ce24" table:formula="of:=[.R34]/[.V34]*100" office:value-type="float" office:value="9.98374738797307" calcext:value-type="float">
            <text:p>10</text:p>
          </table:table-cell>
          <table:table-cell table:style-name="ce6" table:formula="of:=[.P34]+[.R34]" office:value-type="float" office:value="4307" calcext:value-type="float">
            <text:p>4307</text:p>
          </table:table-cell>
          <table:table-cell table:style-name="ce6" table:formula="of:=[.Q34]+[.S34]" office:value-type="float" office:value="58576" calcext:value-type="float">
            <text:p>58576</text:p>
          </table:table-cell>
          <table:table-cell table:style-name="ce25" table:formula="of:=([.Q34]+[.S34])/([.P34]+[.R34])" office:value-type="float" office:value="13.6001857441375" calcext:value-type="float">
            <text:p>13,60</text:p>
          </table:table-cell>
          <table:table-cell table:style-name="ce7" office:value-type="float" office:value="299" calcext:value-type="float">
            <text:p>299</text:p>
          </table:table-cell>
          <table:table-cell table:style-name="ce25" table:formula="of:=[.Y34]/([.S34]+[.Q34])*100" office:value-type="float" office:value="0.510447965036875" calcext:value-type="float">
            <text:p>0,51</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office:value-type="float" office:value="357" calcext:value-type="float">
            <text:p>357</text:p>
          </table:table-cell>
          <table:table-cell table:style-name="ce6" office:value-type="float" office:value="5694" calcext:value-type="float">
            <text:p>5694</text:p>
          </table:table-cell>
          <table:table-cell table:style-name="ce24" table:formula="of:=[.P39]/[.V39]*100" office:value-type="float" office:value="99.0978697596846" calcext:value-type="float">
            <text:p>99</text:p>
          </table:table-cell>
          <table:table-cell table:style-name="ce24" table:formula="of:=[.R39]/[.V39]*100" office:value-type="float" office:value="0.902130240315366" calcext:value-type="float">
            <text:p>1</text:p>
          </table:table-cell>
          <table:table-cell table:style-name="ce6" table:formula="of:=[.P39]+[.R39]" office:value-type="float" office:value="39573" calcext:value-type="float">
            <text:p>39573</text:p>
          </table:table-cell>
          <table:table-cell table:style-name="ce6" table:formula="of:=[.Q39]+[.S39]" office:value-type="float" office:value="705304" calcext:value-type="float">
            <text:p>705304</text:p>
          </table:table-cell>
          <table:table-cell table:style-name="ce25" table:formula="of:=([.Q39]+[.S39])/([.P39]+[.R39])" office:value-type="float" office:value="17.8228590200389" calcext:value-type="float">
            <text:p>17,82</text:p>
          </table:table-cell>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24" table:formula="of:=[.P40]/[.V40]*100" office:value-type="float" office:value="94.7396107311941" calcext:value-type="float">
            <text:p>95</text:p>
          </table:table-cell>
          <table:table-cell table:style-name="ce24" table:formula="of:=[.R40]/[.V40]*100" office:value-type="float" office:value="5.26038926880589" calcext:value-type="float">
            <text:p>5</text:p>
          </table:table-cell>
          <table:table-cell table:style-name="ce6" table:formula="of:=[.P40]+[.R40]" office:value-type="float" office:value="38020" calcext:value-type="float">
            <text:p>38020</text:p>
          </table:table-cell>
          <table:table-cell table:style-name="ce6" table:formula="of:=[.Q40]+[.S40]" office:value-type="float" office:value="680710" calcext:value-type="float">
            <text:p>680710</text:p>
          </table:table-cell>
          <table:table-cell table:style-name="ce25" table:formula="of:=([.Q40]+[.S40])/([.P40]+[.R40])" office:value-type="float" office:value="17.9039978958443" calcext:value-type="float">
            <text:p>17,90</text:p>
          </table:table-cell>
          <table:table-cell table:style-name="ce6" office:value-type="float" office:value="15875" calcext:value-type="float">
            <text:p>15875</text:p>
          </table:table-cell>
          <table:table-cell table:style-name="ce25" table:formula="of:=[.Y40]/([.S40]+[.Q40])*100" office:value-type="float" office:value="2.33212381190228" calcext:value-type="float">
            <text:p>2,33</text:p>
          </table:table-cell>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table:table-cell table:style-name="ce6" office:value-type="string" calcext:value-type="string">
            <text:p>TüBa</text:p>
          </table:table-cell>
          <table:table-cell table:style-name="ce11" table:number-columns-repeated="4"/>
          <table:table-cell table:style-name="ce16"/>
          <table:table-cell table:style-name="ce6"/>
          <table:table-cell table:style-name="ce7" table:number-columns-repeated="2"/>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office:value-type="float" office:value="197" calcext:value-type="float">
            <text:p>197</text:p>
          </table:table-cell>
          <table:table-cell table:style-name="ce6" office:value-type="float" office:value="4804" calcext:value-type="float">
            <text:p>4804</text:p>
          </table:table-cell>
          <table:table-cell table:style-name="ce24" table:formula="of:=[.P45]/[.V45]*100" office:value-type="float" office:value="93.2115782219159" calcext:value-type="float">
            <text:p>93</text:p>
          </table:table-cell>
          <table:table-cell table:style-name="ce24" table:formula="of:=[.R45]/[.V45]*100" office:value-type="float" office:value="6.78842177808408" calcext:value-type="float">
            <text:p>7</text:p>
          </table:table-cell>
          <table:table-cell table:style-name="ce6" table:formula="of:=[.P45]+[.R45]" office:value-type="float" office:value="2902" calcext:value-type="float">
            <text:p>2902</text:p>
          </table:table-cell>
          <table:table-cell table:style-name="ce6" table:formula="of:=[.Q45]+[.S45]" office:value-type="float" office:value="70223" calcext:value-type="float">
            <text:p>70223</text:p>
          </table:table-cell>
          <table:table-cell table:style-name="ce25" table:formula="of:=([.Q45]+[.S45])/([.P45]+[.R45])" office:value-type="float" office:value="24.1981392143349" calcext:value-type="float">
            <text:p>24,20</text:p>
          </table:table-cell>
          <table:table-cell table:style-name="ce6" office:value-type="float" office:value="823" calcext:value-type="float">
            <text:p>823</text:p>
          </table:table-cell>
          <table:table-cell table:style-name="ce25" table:formula="of:=[.Y45]/([.S45]+[.Q45])*100" office:value-type="float" office:value="1.17198069008729" calcext:value-type="float">
            <text:p>1,17</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office:value-type="float" office:value="528" calcext:value-type="float">
            <text:p>528</text:p>
          </table:table-cell>
          <table:table-cell table:style-name="ce7" office:value-type="float" office:value="5925" calcext:value-type="float">
            <text:p>5925</text:p>
          </table:table-cell>
          <table:table-cell table:style-name="ce24" table:formula="of:=[.P46]/[.V46]*100" office:value-type="float" office:value="97.5047258979206" calcext:value-type="float">
            <text:p>98</text:p>
          </table:table-cell>
          <table:table-cell table:style-name="ce24" table:formula="of:=[.R46]/[.V46]*100" office:value-type="float" office:value="2.49527410207939" calcext:value-type="float">
            <text:p>2</text:p>
          </table:table-cell>
          <table:table-cell table:style-name="ce6" table:formula="of:=[.P46]+[.R46]" office:value-type="float" office:value="21160" calcext:value-type="float">
            <text:p>21160</text:p>
          </table:table-cell>
          <table:table-cell table:style-name="ce6" table:formula="of:=[.Q46]+[.S46]" office:value-type="float" office:value="308882" calcext:value-type="float">
            <text:p>308882</text:p>
          </table:table-cell>
          <table:table-cell table:style-name="ce25" table:formula="of:=([.Q46]+[.S46])/([.P46]+[.R46])" office:value-type="float" office:value="14.5974480151229" calcext:value-type="float">
            <text:p>14,60</text:p>
          </table:table-cell>
          <table:table-cell table:style-name="ce7" office:value-type="float" office:value="60469" calcext:value-type="float">
            <text:p>60469</text:p>
          </table:table-cell>
          <table:table-cell table:style-name="ce25" table:formula="of:=[.Y46]/([.S46]+[.Q46])*100" office:value-type="float" office:value="19.5767315673947" calcext:value-type="float">
            <text:p>19,58</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table:table-cell table:style-name="ce6"/>
          <table:table-cell table:style-name="ce11" table:number-columns-repeated="4"/>
          <table:table-cell table:style-name="ce16"/>
          <table:table-cell table:style-name="ce6"/>
          <table:table-cell table:style-name="ce7" table:number-columns-repeated="2"/>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office:value-type="float" office:value="150" calcext:value-type="float">
            <text:p>150</text:p>
          </table:table-cell>
          <table:table-cell table:style-name="ce7" office:value-type="float" office:value="1250" calcext:value-type="float">
            <text:p>1250</text:p>
          </table:table-cell>
          <table:table-cell table:style-name="ce24" table:formula="of:=[.P49]/[.V49]*100" office:value-type="float" office:value="90.9145972138098" calcext:value-type="float">
            <text:p>91</text:p>
          </table:table-cell>
          <table:table-cell table:style-name="ce24" table:formula="of:=[.R49]/[.V49]*100" office:value-type="float" office:value="9.08540278619019" calcext:value-type="float">
            <text:p>9</text:p>
          </table:table-cell>
          <table:table-cell table:style-name="ce6" table:formula="of:=[.P49]+[.R49]" office:value-type="float" office:value="1651" calcext:value-type="float">
            <text:p>1651</text:p>
          </table:table-cell>
          <table:table-cell table:style-name="ce6" table:formula="of:=[.Q49]+[.S49]" office:value-type="float" office:value="15029" calcext:value-type="float">
            <text:p>15029</text:p>
          </table:table-cell>
          <table:table-cell table:style-name="ce25" table:formula="of:=([.Q49]+[.S49])/([.P49]+[.R49])" office:value-type="float" office:value="9.10296789824349" calcext:value-type="float">
            <text:p>9,10</text:p>
          </table:table-cell>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office:value-type="float" office:value="543" calcext:value-type="float">
            <text:p>543</text:p>
          </table:table-cell>
          <table:table-cell table:style-name="ce7" office:value-type="float" office:value="12616" calcext:value-type="float">
            <text:p>12616</text:p>
          </table:table-cell>
          <table:table-cell table:style-name="ce24" table:formula="of:=[.P50]/[.V50]*100" office:value-type="float" office:value="84.551920341394" calcext:value-type="float">
            <text:p>85</text:p>
          </table:table-cell>
          <table:table-cell table:style-name="ce24" table:formula="of:=[.R50]/[.V50]*100" office:value-type="float" office:value="15.448079658606" calcext:value-type="float">
            <text:p>15</text:p>
          </table:table-cell>
          <table:table-cell table:style-name="ce6" table:formula="of:=[.P50]+[.R50]" office:value-type="float" office:value="3515" calcext:value-type="float">
            <text:p>3515</text:p>
          </table:table-cell>
          <table:table-cell table:style-name="ce6" table:formula="of:=[.Q50]+[.S50]" office:value-type="float" office:value="77068" calcext:value-type="float">
            <text:p>77068</text:p>
          </table:table-cell>
          <table:table-cell table:style-name="ce25" table:formula="of:=([.Q50]+[.S50])/([.P50]+[.R50])" office:value-type="float" office:value="21.9254623044097" calcext:value-type="float">
            <text:p>21,93</text:p>
          </table:table-cell>
          <table:table-cell table:style-name="ce7" office:value-type="float" office:value="862" calcext:value-type="float">
            <text:p>862</text:p>
          </table:table-cell>
          <table:table-cell table:style-name="ce25" table:formula="of:=[.Y50]/([.S50]+[.Q50])*100" office:value-type="float" office:value="1.11849275964084" calcext:value-type="float">
            <text:p>1,12</text:p>
          </table:table-cell>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24" table:formula="of:=[.P51]/[.V51]*100" office:value-type="float" office:value="90.7111646828386" calcext:value-type="float">
            <text:p>91</text:p>
          </table:table-cell>
          <table:table-cell table:style-name="ce24" table:formula="of:=[.R51]/[.V51]*100" office:value-type="float" office:value="9.28883531716137" calcext:value-type="float">
            <text:p>9</text:p>
          </table:table-cell>
          <table:table-cell table:style-name="ce6" table:formula="of:=[.P51]+[.R51]" office:value-type="float" office:value="13274" calcext:value-type="float">
            <text:p>13274</text:p>
          </table:table-cell>
          <table:table-cell table:style-name="ce6" table:formula="of:=[.Q51]+[.S51]" office:value-type="float" office:value="294509" calcext:value-type="float">
            <text:p>294509</text:p>
          </table:table-cell>
          <table:table-cell table:style-name="ce25" table:formula="of:=([.Q51]+[.S51])/([.P51]+[.R51])" office:value-type="float" office:value="22.1869067349706" calcext:value-type="float">
            <text:p>22,19</text:p>
          </table:table-cell>
          <table:table-cell table:style-name="ce7"/>
          <table:table-cell table:style-name="ce25"/>
          <table:table-cell table:number-columns-repeated="998"/>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office:value-type="float" office:value="390" calcext:value-type="float">
            <text:p>390</text:p>
          </table:table-cell>
          <table:table-cell table:style-name="ce6" office:value-type="float" office:value="7344" calcext:value-type="float">
            <text:p>7344</text:p>
          </table:table-cell>
          <table:table-cell table:style-name="ce24" table:formula="of:=[.P52]/[.V52]*100" office:value-type="float" office:value="93.9290161892902" calcext:value-type="float">
            <text:p>94</text:p>
          </table:table-cell>
          <table:table-cell table:style-name="ce24" table:formula="of:=[.R52]/[.V52]*100" office:value-type="float" office:value="6.07098381070984" calcext:value-type="float">
            <text:p>6</text:p>
          </table:table-cell>
          <table:table-cell table:style-name="ce6" table:formula="of:=[.P52]+[.R52]" office:value-type="float" office:value="6424" calcext:value-type="float">
            <text:p>6424</text:p>
          </table:table-cell>
          <table:table-cell table:style-name="ce6" table:formula="of:=[.Q52]+[.S52]" office:value-type="float" office:value="139143" calcext:value-type="float">
            <text:p>139143</text:p>
          </table:table-cell>
          <table:table-cell table:style-name="ce25" table:formula="of:=([.Q52]+[.S52])/([.P52]+[.R52])" office:value-type="float" office:value="21.6598692403487" calcext:value-type="float">
            <text:p>21,66</text:p>
          </table:table-cell>
          <table:table-cell table:style-name="ce7" office:value-type="float" office:value="4032" calcext:value-type="float">
            <text:p>4032</text:p>
          </table:table-cell>
          <table:table-cell table:style-name="ce25" table:formula="of:=[.Y52]/([.S52]+[.Q52])*100" office:value-type="float" office:value="2.89773829800996" calcext:value-type="float">
            <text:p>2,90</text:p>
          </table:table-cell>
          <table:table-cell table:number-columns-repeated="998"/>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number-columns-repeated="2" table:style-name="ce6" office:value-type="float" office:value="0" calcext:value-type="float">
            <text:p>0</text:p>
          </table:table-cell>
          <table:table-cell table:style-name="ce24" table:formula="of:=[.P53]/[.V53]*100" office:value-type="float" office:value="100" calcext:value-type="float">
            <text:p>100</text:p>
          </table:table-cell>
          <table:table-cell table:style-name="ce24" table:formula="of:=[.R53]/[.V53]*100" office:value-type="float" office:value="0" calcext:value-type="float">
            <text:p>0</text:p>
          </table:table-cell>
          <table:table-cell table:style-name="ce6" table:formula="of:=[.P53]+[.R53]" office:value-type="float" office:value="9124" calcext:value-type="float">
            <text:p>9124</text:p>
          </table:table-cell>
          <table:table-cell table:style-name="ce6" table:formula="of:=[.Q53]+[.S53]" office:value-type="string" office:string-value="#VALUE!" calcext:value-type="error">
            <text:p>#VALUE!</text:p>
          </table:table-cell>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office:value-type="float" office:value="249" calcext:value-type="float">
            <text:p>249</text:p>
          </table:table-cell>
          <table:table-cell table:style-name="ce6" office:value-type="float" office:value="5096" calcext:value-type="float">
            <text:p>5096</text:p>
          </table:table-cell>
          <table:table-cell table:style-name="ce24" table:formula="of:=[.P56]/[.V56]*100" office:value-type="float" office:value="92.5870794879428" calcext:value-type="float">
            <text:p>93</text:p>
          </table:table-cell>
          <table:table-cell table:style-name="ce24" table:formula="of:=[.R56]/[.V56]*100" office:value-type="float" office:value="7.41292051205716" calcext:value-type="float">
            <text:p>7</text:p>
          </table:table-cell>
          <table:table-cell table:style-name="ce6" table:formula="of:=[.P56]+[.R56]" office:value-type="float" office:value="3359" calcext:value-type="float">
            <text:p>3359</text:p>
          </table:table-cell>
          <table:table-cell table:style-name="ce6" table:formula="of:=[.Q56]+[.S56]" office:value-type="float" office:value="76295" calcext:value-type="float">
            <text:p>76295</text:p>
          </table:table-cell>
          <table:table-cell table:style-name="ce25" table:formula="of:=([.Q56]+[.S56])/([.P56]+[.R56])" office:value-type="float" office:value="22.7136052396547" calcext:value-type="float">
            <text:p>22,71</text:p>
          </table:table-cell>
          <table:table-cell table:style-name="ce7" office:value-type="float" office:value="354" calcext:value-type="float">
            <text:p>354</text:p>
          </table:table-cell>
          <table:table-cell table:style-name="ce25" table:formula="of:=[.Y56]/([.S56]+[.Q56])*100" office:value-type="float" office:value="0.463988465823448" calcext:value-type="float">
            <text:p>0,46</text:p>
          </table:table-cell>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7</text:p>
          </table:table-cell>
          <table:table-cell table:style-name="ce6" office:value-type="string" calcext:value-type="string">
            <text:p>TüBa Verbmobil</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ja</text:p>
          </table:table-cell>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24" table:formula="of:=[.P59]/[.V59]*100" office:value-type="float" office:value="96.0063087928801" calcext:value-type="float">
            <text:p>96</text:p>
          </table:table-cell>
          <table:table-cell table:style-name="ce24" table:formula="of:=[.R59]/[.V59]*100" office:value-type="float" office:value="3.99369120711992" calcext:value-type="float">
            <text:p>4</text:p>
          </table:table-cell>
          <table:table-cell table:style-name="ce6" table:formula="of:=[.P59]+[.R59]" office:value-type="float" office:value="17753" calcext:value-type="float">
            <text:p>17753</text:p>
          </table:table-cell>
          <table:table-cell table:style-name="ce6" table:formula="of:=[.Q59]+[.S59]" office:value-type="float" office:value="157172" calcext:value-type="float">
            <text:p>157172</text:p>
          </table:table-cell>
          <table:table-cell table:style-name="ce25" table:formula="of:=([.Q59]+[.S59])/([.P59]+[.R59])" office:value-type="float" office:value="8.85326423703036" calcext:value-type="float">
            <text:p>8,85</text:p>
          </table:table-cell>
          <table:table-cell table:style-name="ce7" office:value-type="float" office:value="1736" calcext:value-type="float">
            <text:p>1736</text:p>
          </table:table-cell>
          <table:table-cell table:style-name="ce25" table:formula="of:=[.Y59]/([.S59]+[.Q59])*100" office:value-type="float" office:value="1.10452243402133" calcext:value-type="float">
            <text:p>1,10</text:p>
          </table:table-cell>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6" office:value-type="float" office:value="500" calcext:value-type="float">
            <text:p>500</text:p>
          </table:table-cell>
          <table:table-cell table:style-name="ce6" office:value-type="float" office:value="13615" calcext:value-type="float">
            <text:p>13615</text:p>
          </table:table-cell>
          <table:table-cell table:style-name="ce24" table:formula="of:=[.P60]/[.V60]*100" office:value-type="float" office:value="89.7813202534233" calcext:value-type="float">
            <text:p>90</text:p>
          </table:table-cell>
          <table:table-cell table:style-name="ce24" table:formula="of:=[.R60]/[.V60]*100" office:value-type="float" office:value="10.2186797465767" calcext:value-type="float">
            <text:p>10</text:p>
          </table:table-cell>
          <table:table-cell table:style-name="ce6" table:formula="of:=[.P60]+[.R60]" office:value-type="float" office:value="4893" calcext:value-type="float">
            <text:p>4893</text:p>
          </table:table-cell>
          <table:table-cell table:style-name="ce6" table:formula="of:=[.Q60]+[.S60]" office:value-type="float" office:value="126170" calcext:value-type="float">
            <text:p>126170</text:p>
          </table:table-cell>
          <table:table-cell table:style-name="ce25" table:formula="of:=([.Q60]+[.S60])/([.P60]+[.R60])" office:value-type="float" office:value="25.7858164725117" calcext:value-type="float">
            <text:p>25,79</text:p>
          </table:table-cell>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24" table:formula="of:=[.P63]/[.V63]*100" office:value-type="float" office:value="90.9012381226605" calcext:value-type="float">
            <text:p>91</text:p>
          </table:table-cell>
          <table:table-cell table:style-name="ce24" table:formula="of:=[.R63]/[.V63]*100" office:value-type="float" office:value="9.09876187733948" calcext:value-type="float">
            <text:p>9</text:p>
          </table:table-cell>
          <table:table-cell table:style-name="ce6" table:formula="of:=[.P63]+[.R63]" office:value-type="float" office:value="3473" calcext:value-type="float">
            <text:p>3473</text:p>
          </table:table-cell>
          <table:table-cell table:style-name="ce6" table:formula="of:=[.Q63]+[.S63]" office:value-type="float" office:value="53143" calcext:value-type="float">
            <text:p>53143</text:p>
          </table:table-cell>
          <table:table-cell table:style-name="ce25" table:formula="of:=([.Q63]+[.S63])/([.P63]+[.R63])" office:value-type="float" office:value="15.3017564065649" calcext:value-type="float">
            <text:p>15,30</text:p>
          </table:table-cell>
          <table:table-cell table:style-name="ce7" office:value-type="float" office:value="4042" calcext:value-type="float">
            <text:p>4042</text:p>
          </table:table-cell>
          <table:table-cell table:style-name="ce25" table:formula="of:=[.Y63]/([.S63]+[.Q63])*100" office:value-type="float" office:value="7.60589353254427" calcext:value-type="float">
            <text:p>7,61</text:p>
          </table:table-cell>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24" table:formula="of:=[.P66]/[.V66]*100" office:value-type="float" office:value="97.3584905660377" calcext:value-type="float">
            <text:p>97</text:p>
          </table:table-cell>
          <table:table-cell table:style-name="ce24" table:formula="of:=[.R66]/[.V66]*100" office:value-type="float" office:value="2.64150943396226" calcext:value-type="float">
            <text:p>3</text:p>
          </table:table-cell>
          <table:table-cell table:style-name="ce6" table:formula="of:=[.P66]+[.R66]" office:value-type="float" office:value="12455" calcext:value-type="float">
            <text:p>12455</text:p>
          </table:table-cell>
          <table:table-cell table:style-name="ce6" table:formula="of:=[.Q66]+[.S66]" office:value-type="float" office:value="189572" calcext:value-type="float">
            <text:p>189572</text:p>
          </table:table-cell>
          <table:table-cell table:style-name="ce25" table:formula="of:=([.Q66]+[.S66])/([.P66]+[.R66])" office:value-type="float" office:value="15.2205539943798" calcext:value-type="float">
            <text:p>15,22</text:p>
          </table:table-cell>
          <table:table-cell table:style-name="ce7" office:value-type="float" office:value="3357" calcext:value-type="float">
            <text:p>3357</text:p>
          </table:table-cell>
          <table:table-cell table:style-name="ce25" table:formula="of:=[.Y66]/([.S66]+[.Q66])*100" office:value-type="float" office:value="1.77083113539974" calcext:value-type="float">
            <text:p>1,77</text:p>
          </table:table-cell>
          <table:table-cell table:number-columns-repeated="998"/>
        </table:table-row>
        <table:table-row table:style-name="ro1">
          <table:table-cell table:style-name="ce4" office:value-type="string" calcext:value-type="string">
            <text:p>pl</text:p>
          </table:table-cell>
          <table:table-cell table:style-name="ce7" office:value-type="string" calcext:value-type="string">
            <text:p>Polish</text:p>
          </table:table-cell>
          <table:table-cell table:style-name="ce9"/>
          <table:table-cell table:style-name="ce7"/>
          <table:table-cell table:style-name="ce11"/>
          <table:table-cell table:style-name="ce12" table:number-columns-repeated="3"/>
          <table:table-cell table:style-name="ce17"/>
          <table:table-cell table:style-name="ce7" table:number-columns-repeated="3"/>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number-columns-repeated="2"/>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24" table:formula="of:=[.P68]/[.V68]*100" office:value-type="float" office:value="96.9227481568544" calcext:value-type="float">
            <text:p>97</text:p>
          </table:table-cell>
          <table:table-cell table:style-name="ce24" table:formula="of:=[.R68]/[.V68]*100" office:value-type="float" office:value="3.07725184314563" calcext:value-type="float">
            <text:p>3</text:p>
          </table:table-cell>
          <table:table-cell table:style-name="ce6" table:formula="of:=[.P68]+[.R68]" office:value-type="float" office:value="9359" calcext:value-type="float">
            <text:p>9359</text:p>
          </table:table-cell>
          <table:table-cell table:style-name="ce6" table:formula="of:=[.Q68]+[.S68]" office:value-type="float" office:value="212545" calcext:value-type="float">
            <text:p>212545</text:p>
          </table:table-cell>
          <table:table-cell table:style-name="ce25" table:formula="of:=([.Q68]+[.S68])/([.P68]+[.R68])" office:value-type="float" office:value="22.7102254514371" calcext:value-type="float">
            <text:p>22,71</text:p>
          </table:table-cell>
          <table:table-cell table:style-name="ce7" office:value-type="float" office:value="2778" calcext:value-type="float">
            <text:p>2778</text:p>
          </table:table-cell>
          <table:table-cell table:style-name="ce25" table:formula="of:=[.Y68]/([.S68]+[.Q68])*100" office:value-type="float" office:value="1.307017337505" calcext:value-type="float">
            <text:p>1,31</text:p>
          </table:table-cell>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24" table:formula="of:=[.P71]/[.V71]*100" office:value-type="float" office:value="93.419099455715" calcext:value-type="float">
            <text:p>93</text:p>
          </table:table-cell>
          <table:table-cell table:style-name="ce24" table:formula="of:=[.R71]/[.V71]*100" office:value-type="float" office:value="6.58090054428501" calcext:value-type="float">
            <text:p>7</text:p>
          </table:table-cell>
          <table:table-cell table:style-name="ce6" table:formula="of:=[.P71]+[.R71]" office:value-type="float" office:value="4042" calcext:value-type="float">
            <text:p>4042</text:p>
          </table:table-cell>
          <table:table-cell table:style-name="ce6" table:formula="of:=[.Q71]+[.S71]" office:value-type="float" office:value="36150" calcext:value-type="float">
            <text:p>36150</text:p>
          </table:table-cell>
          <table:table-cell table:style-name="ce25" table:formula="of:=([.Q71]+[.S71])/([.P71]+[.R71])" office:value-type="float" office:value="8.94359228104899" calcext:value-type="float">
            <text:p>8,94</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24" table:formula="of:=[.P72]/[.V72]*100" office:value-type="float" office:value="98.8479724888953" calcext:value-type="float">
            <text:p>99</text:p>
          </table:table-cell>
          <table:table-cell table:style-name="ce24" table:formula="of:=[.R72]/[.V72]*100" office:value-type="float" office:value="1.15202751110474" calcext:value-type="float">
            <text:p>1</text:p>
          </table:table-cell>
          <table:table-cell table:style-name="ce6" table:formula="of:=[.P72]+[.R72]" office:value-type="float" office:value="34895" calcext:value-type="float">
            <text:p>34895</text:p>
          </table:table-cell>
          <table:table-cell table:style-name="ce6" table:formula="of:=[.Q72]+[.S72]" office:value-type="float" office:value="497465" calcext:value-type="float">
            <text:p>497465</text:p>
          </table:table-cell>
          <table:table-cell table:style-name="ce25" table:formula="of:=([.Q72]+[.S72])/([.P72]+[.R72])" office:value-type="float" office:value="14.2560538759135" calcext:value-type="float">
            <text:p>14,26</text:p>
          </table:table-cell>
          <table:table-cell table:style-name="ce7" office:value-type="float" office:value="4146" calcext:value-type="float">
            <text:p>4146</text:p>
          </table:table-cell>
          <table:table-cell table:style-name="ce25" table:formula="of:=[.Y72]/([.S72]+[.Q72])*100" office:value-type="float" office:value="0.83342546711829" calcext:value-type="float">
            <text:p>0,83</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imported to treex, prepared training/test split (every 10th file), converted tags; a-layer style is identical to PDT</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office:value-type="float" office:value="5494" calcext:value-type="float">
            <text:p>5494</text:p>
          </table:table-cell>
          <table:table-cell table:style-name="ce7" office:value-type="float" office:value="85985" calcext:value-type="float">
            <text:p>85985</text:p>
          </table:table-cell>
          <table:table-cell table:style-name="ce24" table:formula="of:=[.P75]/[.V75]*100" office:value-type="float" office:value="90.4344041089928" calcext:value-type="float">
            <text:p>90</text:p>
          </table:table-cell>
          <table:table-cell table:style-name="ce24" table:formula="of:=[.R75]/[.V75]*100" office:value-type="float" office:value="9.56559589100723" calcext:value-type="float">
            <text:p>10</text:p>
          </table:table-cell>
          <table:table-cell table:style-name="ce6" table:formula="of:=[.P75]+[.R75]" office:value-type="float" office:value="57435" calcext:value-type="float">
            <text:p>57435</text:p>
          </table:table-cell>
          <table:table-cell table:style-name="ce7" table:formula="of:=[.Q75]+[.S75]" office:value-type="float" office:value="901298" calcext:value-type="float">
            <text:p>901298</text:p>
          </table:table-cell>
          <table:table-cell table:style-name="ce25" table:formula="of:=([.Q75]+[.S75])/([.P75]+[.R75])" office:value-type="float" office:value="15.6924871593976" calcext:value-type="float">
            <text:p>15,69</text:p>
          </table:table-cell>
          <table:table-cell table:style-name="ce7"/>
          <table:table-cell table:style-name="ce28" table:formula="of:=[.Y75]/([.S75]+[.Q75])*100" office:value-type="float" office:value="0" calcext:value-type="float">
            <text:p>0,00</text:p>
          </table:table-cell>
          <table:table-cell table:style-name="ce30"/>
          <table:table-cell table:number-columns-repeated="997"/>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24" table:formula="of:=[.P77]/[.V77]*100" office:value-type="float" office:value="79.2355371900827" calcext:value-type="float">
            <text:p>79</text:p>
          </table:table-cell>
          <table:table-cell table:style-name="ce24" table:formula="of:=[.R77]/[.V77]*100" office:value-type="float" office:value="20.7644628099174" calcext:value-type="float">
            <text:p>21</text:p>
          </table:table-cell>
          <table:table-cell table:style-name="ce6" table:formula="of:=[.P77]+[.R77]" office:value-type="float" office:value="1936" calcext:value-type="float">
            <text:p>1936</text:p>
          </table:table-cell>
          <table:table-cell table:style-name="ce6" table:formula="of:=[.Q77]+[.S77]" office:value-type="float" office:value="35140" calcext:value-type="float">
            <text:p>35140</text:p>
          </table:table-cell>
          <table:table-cell table:style-name="ce25" table:formula="of:=([.Q77]+[.S77])/([.P77]+[.R77])" office:value-type="float" office:value="18.150826446281" calcext:value-type="float">
            <text:p>18,15</text:p>
          </table:table-cell>
          <table:table-cell table:style-name="ce6" office:value-type="float" office:value="675" calcext:value-type="float">
            <text:p>675</text:p>
          </table:table-cell>
          <table:table-cell table:style-name="ce25" table:formula="of:=[.Y77]/([.S77]+[.Q77])*100" office:value-type="float" office:value="1.92088787706318" calcext:value-type="float">
            <text:p>1,92</text:p>
          </table:table-cell>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4" table:formula="of:=[.P79]/[.V79]*100" office:value-type="float" office:value="94.1343963553531" calcext:value-type="float">
            <text:p>94</text:p>
          </table:table-cell>
          <table:table-cell table:style-name="ce24" table:formula="of:=[.R79]/[.V79]*100" office:value-type="float" office:value="5.86560364464692" calcext:value-type="float">
            <text:p>6</text:p>
          </table:table-cell>
          <table:table-cell table:style-name="ce6" table:formula="of:=[.P79]+[.R79]" office:value-type="float" office:value="3512" calcext:value-type="float">
            <text:p>3512</text:p>
          </table:table-cell>
          <table:table-cell table:style-name="ce6" table:formula="of:=[.Q79]+[.S79]" office:value-type="float" office:value="95028" calcext:value-type="float">
            <text:p>95028</text:p>
          </table:table-cell>
          <table:table-cell table:style-name="ce25" table:formula="of:=([.Q79]+[.S79])/([.P79]+[.R79])" office:value-type="float" office:value="27.0580865603645" calcext:value-type="float">
            <text:p>27,06</text:p>
          </table:table-cell>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24" table:formula="of:=[.P80]/[.V80]*100" office:value-type="float" office:value="89.6458958958959" calcext:value-type="float">
            <text:p>90</text:p>
          </table:table-cell>
          <table:table-cell table:style-name="ce24" table:formula="of:=[.R80]/[.V80]*100" office:value-type="float" office:value="10.3541041041041" calcext:value-type="float">
            <text:p>10</text:p>
          </table:table-cell>
          <table:table-cell table:style-name="ce6" table:formula="of:=[.P80]+[.R80]" office:value-type="float" office:value="15984" calcext:value-type="float">
            <text:p>15984</text:p>
          </table:table-cell>
          <table:table-cell table:style-name="ce6" table:formula="of:=[.Q80]+[.S80]" office:value-type="float" office:value="477810" calcext:value-type="float">
            <text:p>477810</text:p>
          </table:table-cell>
          <table:table-cell table:style-name="ce25" table:formula="of:=([.Q80]+[.S80])/([.P80]+[.R80])" office:value-type="float" office:value="29.893018018018" calcext:value-type="float">
            <text:p>29,89</text:p>
          </table:table-cell>
          <table:table-cell table:style-name="ce6" office:value-type="float" office:value="0" calcext:value-type="float">
            <text:p>0</text:p>
          </table:table-cell>
          <table:table-cell table:style-name="ce25" table:formula="of:=[.Y80]/([.S80]+[.Q80])*100" office:value-type="float" office:value="0" calcext:value-type="float">
            <text:p>0,00</text:p>
          </table:table-cell>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office:value-type="float" office:value="389" calcext:value-type="float">
            <text:p>389</text:p>
          </table:table-cell>
          <table:table-cell table:style-name="ce6" office:value-type="float" office:value="5656" calcext:value-type="float">
            <text:p>5656</text:p>
          </table:table-cell>
          <table:table-cell table:style-name="ce24" table:formula="of:=[.P83]/[.V83]*100" office:value-type="float" office:value="96.5969731432071" calcext:value-type="float">
            <text:p>97</text:p>
          </table:table-cell>
          <table:table-cell table:style-name="ce24" table:formula="of:=[.R83]/[.V83]*100" office:value-type="float" office:value="3.40302685679293" calcext:value-type="float">
            <text:p>3</text:p>
          </table:table-cell>
          <table:table-cell table:style-name="ce6" table:formula="of:=[.P83]+[.R83]" office:value-type="float" office:value="11431" calcext:value-type="float">
            <text:p>11431</text:p>
          </table:table-cell>
          <table:table-cell table:style-name="ce6" table:formula="of:=[.Q83]+[.S83]" office:value-type="float" office:value="197123" calcext:value-type="float">
            <text:p>197123</text:p>
          </table:table-cell>
          <table:table-cell table:style-name="ce25" table:formula="of:=([.Q83]+[.S83])/([.P83]+[.R83])" office:value-type="float" office:value="17.2445980229201" calcext:value-type="float">
            <text:p>17,24</text:p>
          </table:table-cell>
          <table:table-cell table:style-name="ce6" office:value-type="float" office:value="1928" calcext:value-type="float">
            <text:p>1928</text:p>
          </table:table-cell>
          <table:table-cell table:style-name="ce25" table:formula="of:=[.Y83]/([.S83]+[.Q83])*100" office:value-type="float" office:value="0.978069530191809" calcext:value-type="float">
            <text:p>0,98</text:p>
          </table:table-cell>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24" table:formula="of:=[.P85]/[.V85]*100" office:value-type="float" office:value="80" calcext:value-type="float">
            <text:p>80</text:p>
          </table:table-cell>
          <table:table-cell table:style-name="ce24" table:formula="of:=[.R85]/[.V85]*100" office:value-type="float" office:value="20" calcext:value-type="float">
            <text:p>20</text:p>
          </table:table-cell>
          <table:table-cell table:style-name="ce6" table:formula="of:=[.P85]+[.R85]" office:value-type="float" office:value="600" calcext:value-type="float">
            <text:p>600</text:p>
          </table:table-cell>
          <table:table-cell table:style-name="ce6" table:formula="of:=[.Q85]+[.S85]" office:value-type="float" office:value="9581" calcext:value-type="float">
            <text:p>9581</text:p>
          </table:table-cell>
          <table:table-cell table:style-name="ce25" table:formula="of:=([.Q85]+[.S85])/([.P85]+[.R85])" office:value-type="float" office:value="15.9683333333333" calcext:value-type="float">
            <text:p>15,97</text:p>
          </table:table-cell>
          <table:table-cell table:style-name="ce6" office:value-type="float" office:value="15" calcext:value-type="float">
            <text:p>15</text:p>
          </table:table-cell>
          <table:table-cell table:style-name="ce25" table:formula="of:=[.Y85]/([.S85]+[.Q85])*100" office:value-type="float" office:value="0.156559858052395" calcext:value-type="float">
            <text:p>0,16</text:p>
          </table:table-cell>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office:value-type="float" office:value="150" calcext:value-type="float">
            <text:p>150</text:p>
          </table:table-cell>
          <table:table-cell table:style-name="ce6" office:value-type="float" office:value="675" calcext:value-type="float">
            <text:p>675</text:p>
          </table:table-cell>
          <table:table-cell table:style-name="ce24" table:formula="of:=[.P86]/[.V86]*100" office:value-type="float" office:value="90.6600249066002" calcext:value-type="float">
            <text:p>91</text:p>
          </table:table-cell>
          <table:table-cell table:style-name="ce24" table:formula="of:=[.R86]/[.V86]*100" office:value-type="float" office:value="9.33997509339975" calcext:value-type="float">
            <text:p>9</text:p>
          </table:table-cell>
          <table:table-cell table:style-name="ce6" table:formula="of:=[.P86]+[.R86]" office:value-type="float" office:value="1606" calcext:value-type="float">
            <text:p>1606</text:p>
          </table:table-cell>
          <table:table-cell table:style-name="ce6" table:formula="of:=[.Q86]+[.S86]" office:value-type="float" office:value="6169" calcext:value-type="float">
            <text:p>6169</text:p>
          </table:table-cell>
          <table:table-cell table:style-name="ce25" table:formula="of:=([.Q86]+[.S86])/([.P86]+[.R86])" office:value-type="float" office:value="3.8412204234122" calcext:value-type="float">
            <text:p>3,84</text:p>
          </table:table-cell>
          <table:table-cell table:style-name="ce6"/>
          <table:table-cell table:style-name="ce25"/>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24" table:formula="of:=[.P87]/[.V87]*100" office:value-type="float" office:value="89.6551724137931" calcext:value-type="float">
            <text:p>90</text:p>
          </table:table-cell>
          <table:table-cell table:style-name="ce24" table:formula="of:=[.R87]/[.V87]*100" office:value-type="float" office:value="10.3448275862069" calcext:value-type="float">
            <text:p>10</text:p>
          </table:table-cell>
          <table:table-cell table:style-name="ce6" table:formula="of:=[.P87]+[.R87]" office:value-type="float" office:value="1450" calcext:value-type="float">
            <text:p>1450</text:p>
          </table:table-cell>
          <table:table-cell table:style-name="ce6" table:formula="of:=[.Q87]+[.S87]" office:value-type="float" office:value="5722" calcext:value-type="float">
            <text:p>5722</text:p>
          </table:table-cell>
          <table:table-cell table:style-name="ce25" table:formula="of:=([.Q87]+[.S87])/([.P87]+[.R87])" office:value-type="float" office:value="3.94620689655172" calcext:value-type="float">
            <text:p>3,95</text:p>
          </table:table-cell>
          <table:table-cell table:style-name="ce6" office:value-type="float" office:value="13" calcext:value-type="float">
            <text:p>13</text:p>
          </table:table-cell>
          <table:table-cell table:style-name="ce25" table:formula="of:=[.Y87]/([.S87]+[.Q87])*100" office:value-type="float" office:value="0.227193289059769" calcext:value-type="float">
            <text:p>0,23</text:p>
          </table:table-cell>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office:value-type="float" office:value="623" calcext:value-type="float">
            <text:p>623</text:p>
          </table:table-cell>
          <table:table-cell table:style-name="ce6" office:value-type="float" office:value="7547" calcext:value-type="float">
            <text:p>7547</text:p>
          </table:table-cell>
          <table:table-cell table:style-name="ce24" table:formula="of:=[.P88]/[.V88]*100" office:value-type="float" office:value="88.914590747331" calcext:value-type="float">
            <text:p>89</text:p>
          </table:table-cell>
          <table:table-cell table:style-name="ce24" table:formula="of:=[.R88]/[.V88]*100" office:value-type="float" office:value="11.085409252669" calcext:value-type="float">
            <text:p>11</text:p>
          </table:table-cell>
          <table:table-cell table:style-name="ce6" table:formula="of:=[.P88]+[.R88]" office:value-type="float" office:value="5620" calcext:value-type="float">
            <text:p>5620</text:p>
          </table:table-cell>
          <table:table-cell table:style-name="ce6" table:formula="of:=[.Q88]+[.S88]" office:value-type="float" office:value="65057" calcext:value-type="float">
            <text:p>65057</text:p>
          </table:table-cell>
          <table:table-cell table:style-name="ce25" table:formula="of:=([.Q88]+[.S88])/([.P88]+[.R88])" office:value-type="float" office:value="11.5759786476868" calcext:value-type="float">
            <text:p>11,58</text:p>
          </table:table-cell>
          <table:table-cell table:style-name="ce6"/>
          <table:table-cell table:style-name="ce25"/>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24" table:formula="of:=[.P89]/[.V89]*100" office:value-type="float" office:value="94.9452401010952" calcext:value-type="float">
            <text:p>95</text:p>
          </table:table-cell>
          <table:table-cell table:style-name="ce24" table:formula="of:=[.R89]/[.V89]*100" office:value-type="float" office:value="5.0547598989048" calcext:value-type="float">
            <text:p>5</text:p>
          </table:table-cell>
          <table:table-cell table:style-name="ce6" table:formula="of:=[.P89]+[.R89]" office:value-type="float" office:value="5935" calcext:value-type="float">
            <text:p>5935</text:p>
          </table:table-cell>
          <table:table-cell table:style-name="ce6" table:formula="of:=[.Q89]+[.S89]" office:value-type="float" office:value="69695" calcext:value-type="float">
            <text:p>69695</text:p>
          </table:table-cell>
          <table:table-cell table:style-name="ce25" table:formula="of:=([.Q89]+[.S89])/([.P89]+[.R89])" office:value-type="float" office:value="11.743049705139" calcext:value-type="float">
            <text:p>11,74</text:p>
          </table:table-cell>
          <table:table-cell table:style-name="ce6" office:value-type="float" office:value="3716" calcext:value-type="float">
            <text:p>3716</text:p>
          </table:table-cell>
          <table:table-cell table:style-name="ce25" table:formula="of:=[.Y89]/([.S89]+[.Q89])*100" office:value-type="float" office:value="5.33180285529808" calcext:value-type="float">
            <text:p>5,33</text:p>
          </table:table-cell>
          <table:table-cell table:number-columns-repeated="998"/>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hydt05</text:p>
          </table:table-cell>
          <table:table-cell table:style-name="ce7" office:value-type="string" calcext:value-type="string">
            <text:p>HyDT</text:p>
          </table:table-cell>
          <table:table-cell table:style-name="ce11"/>
          <table:table-cell table:style-name="ce12" table:number-columns-repeated="3"/>
          <table:table-cell table:style-name="ce17"/>
          <table:table-cell table:style-name="ce7"/>
          <table:table-cell table:style-name="ce7" office:value-type="string" calcext:value-type="string">
            <text:p>not released; Dipti Misra Sharma?</text:p>
          </table:table-cell>
          <table:table-cell table:style-name="ce7" office:value-type="string" calcext:value-type="string">
            <text:p>ask and hope</text:p>
          </table:table-cell>
          <table:table-cell table:style-name="ce6" table:number-columns-repeated="7"/>
          <table:table-cell table:style-name="ce24" table:formula="of:=[.P91]/[.V91]*100" office:value-type="string" office:string-value="#DIV/0!" calcext:value-type="error">
            <text:p>#DIV/0!</text:p>
          </table:table-cell>
          <table:table-cell table:style-name="ce24" table:formula="of:=[.R91]/[.V91]*100" office:value-type="string" office:string-value="#DIV/0!" calcext:value-type="error">
            <text:p>#DIV/0!</text:p>
          </table:table-cell>
          <table:table-cell table:style-name="ce6" table:formula="of:=[.P91]+[.R91]" office:value-type="float" office:value="0" calcext:value-type="float">
            <text:p>0</text:p>
          </table:table-cell>
          <table:table-cell table:style-name="ce6" table:formula="of:=[.Q91]+[.S91]" office:value-type="float" office:value="0" calcext:value-type="float">
            <text:p>0</text:p>
          </table:table-cell>
          <table:table-cell table:style-name="ce25" table:formula="of:=([.Q91]+[.S91])/([.P91]+[.R91])" office:value-type="string" office:string-value="#DIV/0!" calcext:value-type="error">
            <text:p>#DIV/0!</text:p>
          </table:table-cell>
          <table:table-cell table:style-name="ce6"/>
          <table:table-cell table:style-name="ce25" table:formula="of:=[.Y91]/([.S91]+[.Q91])*100" office:value-type="string" office:string-value="#DIV/0!" calcext:value-type="error">
            <text:p>#DIV/0!</text:p>
          </table:table-cell>
          <table:table-cell table:number-columns-repeated="998"/>
        </table:table-row>
        <table:table-row table:style-name="ro5">
          <table:table-cell table:number-columns-repeated="1024"/>
        </table:table-row>
        <table:table-row table:style-name="ro1" table:number-rows-repeated="1048483">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8" table:default-cell-style-name="Default"/>
        <table:table-column table:style-name="co13" table:default-cell-style-name="Default"/>
        <table:table-row table:style-name="ro1">
          <table:table-cell table:style-name="ce29" office:value-type="string">
            <text:p>Public access (may include restrictions such as non-commercial usage):</text:p>
          </table:table-cell>
          <table:table-cell/>
        </table:table-row>
        <table:table-row table:style-name="ro3">
          <table:table-cell office:value-type="string">
            <text:p>redistributable</text:p>
          </table:table-cell>
          <table:table-cell office:value-type="string">
            <text:p>People can freely obtain and redistribute the corpus. Free downloads without any explicit licensing terms are also included here, even though there are some doubts about them.</text:p>
          </table:table-cell>
        </table:table-row>
        <table:table-row table:style-name="ro3">
          <table:table-cell office:value-type="string">
            <text:p>download now</text:p>
          </table:table-cell>
          <table:table-cell office:value-type="string">
            <text:p>Freely obtainable from the web but license terms forbid redistribution.</text:p>
          </table:table-cell>
        </table:table-row>
        <table:table-row table:style-name="ro3">
          <table:table-cell office:value-type="string">
            <text:p>sign and download</text:p>
          </table:table-cell>
          <table:table-cell office:value-type="string">
            <text:p>Some form of registration (electronic or mailed written consent) required prior to download; download is still for free. No redistribution.</text:p>
          </table:table-cell>
        </table:table-row>
        <table:table-row table:style-name="ro3">
          <table:table-cell office:value-type="string">
            <text:p>ask and hope</text:p>
          </table:table-cell>
          <table:table-cell office:value-type="string">
            <text:p>There is no download site but chances are that politely asking the right person will result in getting access to the data for free.</text:p>
          </table:table-cell>
        </table:table-row>
        <table:table-row table:style-name="ro3">
          <table:table-cell office:value-type="string">
            <text:p>buy</text:p>
          </table:table-cell>
          <table:table-cell office:value-type="string">
            <text:p>There is an established distribution channel but the data is not free of charge. This includes most LDC corpora, even though they may be included in membership fees for many universities.</text:p>
          </table:table-cell>
        </table:table-row>
        <table:table-row table:style-name="ro3">
          <table:table-cell office:value-type="string">
            <text:p>no chance</text:p>
          </table:table-cell>
          <table:table-cell office: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2">00.00.0000</text:date>, <text:time style:data-style-name="N2" text:time-value="0000-00-00T22:31:54.116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4-02T22:43:41.529000000</dc:date>
    <meta:editing-cycles>182</meta:editing-cycles>
    <meta:editing-duration>P1DT19H50M41S</meta:editing-duration>
    <meta:document-statistic meta:table-count="2" meta:cell-count="1382" meta:object-count="0"/>
  </office:meta>
</office:document-meta>
</file>